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070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3.9602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erif" style:font-name-asian="DejaVu Sans" style:font-name-complex="DejaVu Sans"/>
    </style:style>
    <style:style style:name="ce6" style:family="table-cell" style:parent-style-name="Default">
      <style:text-properties style:font-name="Liberation Serif" style:font-name-asian="Adwaita Sans" style:font-name-complex="Noto Sans Arabic"/>
    </style:style>
    <style:style style:name="ce7" style:family="table-cell" style:parent-style-name="Default">
      <style:text-properties style:font-name="DejaVu Serif" style:font-name-asian="DejaVu Sans" style:font-name-complex="DejaVu 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number-columns-repeated="16373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*</text:p>
          </table:table-cell>
          <table:table-cell office:value-type="string" calcext:value-type="string">
            <text:p>Price with discounts*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*</text:p>
          </table:table-cell>
          <table:table-cell office:value-type="string" calcext:value-type="string">
            <text:p>Running total with coupons*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string" calcext:value-type="string">
            <text:p>1N4148-t50A diode</text:p>
          </table:table-cell>
          <table:table-cell table:style-name="ce7" office:value-type="float" office:value="0.0307" calcext:value-type="float">
            <text:p>0.0307</text:p>
          </table:table-cell>
          <table:table-cell table:formula="of:=ROUND(INDIRECT(&quot;R[0]C1&quot;; 0) * INDIRECT(&quot;R[0]C3&quot;; 0);2)" office:value-type="float" office:value="3.38" calcext:value-type="float">
            <text:p>3.38</text:p>
          </table:table-cell>
          <table:table-cell table:formula="of:=ROUND(INDIRECT(&quot;R[0]C1&quot;; 0) * INDIRECT(&quot;R[0]C3&quot;; 0);2)" office:value-type="float" office:value="3.38" calcext:value-type="float">
            <text:p>3.38</text:p>
          </table:table-cell>
          <table:table-cell table:style-name="ce6" office:value-type="string" calcext:value-type="string">
            <text:p><text:a xlink:href="https://www.lcsc.com/product-detail/C895215.html" xlink:type="simple">https://www.lcsc.com/product-detail/C895215.html</text:a></text:p>
          </table:table-cell>
          <table:table-cell table:formula="of:=ROUND(INDIRECT(&quot;R[0]C4&quot;; 0)*1.06;2)+INDIRECT(&quot;R[-1]C7&quot;; 0)" office:value-type="float" office:value="8.88" calcext:value-type="float">
            <text:p>8.88</text:p>
          </table:table-cell>
          <table:table-cell table:formula="of:=ROUND(INDIRECT(&quot;R[0]C5&quot;; 0)*1.06;2)+INDIRECT(&quot;R[-1]C8&quot;; 0)" office:value-type="float" office:value="8.88" calcext:value-type="float">
            <text:p>8.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s of 1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8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8.88" calcext:value-type="float">
            <text:p>8.88</text:p>
          </table:table-cell>
          <table:table-cell table:formula="of:=ROUND(INDIRECT(&quot;R[0]C5&quot;; 0)*1.06;2)+INDIRECT(&quot;R[-1]C8&quot;; 0)" office:value-type="float" office:value="8.88" calcext:value-type="float">
            <text:p>8.88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g each can print myself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utemu(Gaote) Blue Switche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style-name="ce6" office:value-type="string" calcext:value-type="string">
            <text:p><text:a xlink:href="https://www.amazon.com/gp/product/B0CBSL2Z75" xlink:type="simple">https://www.amazon.com/gp/product/B0CBSL2Z75</text:a></text:p>
          </table:table-cell>
          <table:table-cell table:formula="of:=ROUND(INDIRECT(&quot;R[0]C4&quot;; 0)*1.06;2)+INDIRECT(&quot;R[-1]C7&quot;; 0)" office:value-type="float" office:value="32.19" calcext:value-type="float">
            <text:p>32.19</text:p>
          </table:table-cell>
          <table:table-cell table:formula="of:=ROUND(INDIRECT(&quot;R[0]C5&quot;; 0)*1.06;2)+INDIRECT(&quot;R[-1]C8&quot;; 0)" office:value-type="float" office:value="32.19" calcext:value-type="float">
            <text:p>32.19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ack of 108 price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UROCK PCB mount stabalizers</text:p>
          </table:table-cell>
          <table:table-cell office:value-type="float" office:value="17.99" calcext:value-type="float">
            <text:p>17.99</text:p>
          </table:table-cell>
          <table:table-cell table:formula="of:=ROUND(INDIRECT(&quot;R[0]C1&quot;; 0) * INDIRECT(&quot;R[0]C3&quot;; 0);2)" office:value-type="float" office:value="17.99" calcext:value-type="float">
            <text:p>17.99</text:p>
          </table:table-cell>
          <table:table-cell table:formula="of:=ROUND(INDIRECT(&quot;R[0]C1&quot;; 0) * INDIRECT(&quot;R[0]C3&quot;; 0);2)" office:value-type="float" office:value="17.99" calcext:value-type="float">
            <text:p>17.99</text:p>
          </table:table-cell>
          <table:table-cell office:value-type="string" calcext:value-type="string">
            <text:p><text:a xlink:href="https://www.amazon.com/gp/product/B0B2RVN19F?psc=1" xlink:type="simple">https://www.amazon.com/gp/product/B0B2RVN19F?psc=1</text:a></text:p>
          </table:table-cell>
          <table:table-cell table:formula="of:=ROUND(INDIRECT(&quot;R[0]C4&quot;; 0)*1.06;2)+INDIRECT(&quot;R[-1]C7&quot;; 0)" office:value-type="float" office:value="51.26" calcext:value-type="float">
            <text:p>51.26</text:p>
          </table:table-cell>
          <table:table-cell table:formula="of:=ROUND(INDIRECT(&quot;R[0]C5&quot;; 0)*1.06;2)+INDIRECT(&quot;R[-1]C8&quot;; 0)" office:value-type="float" office:value="51.26" calcext:value-type="float">
            <text:p>51.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 set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tset inserts</text:p>
          </table:table-cell>
          <table:table-cell office:value-type="float" office:value="8.99" calcext:value-type="float">
            <text:p>8.99</text:p>
          </table:table-cell>
          <table:table-cell table:formula="of:=ROUND(INDIRECT(&quot;R[0]C1&quot;; 0) * INDIRECT(&quot;R[0]C3&quot;; 0);2)" office:value-type="float" office:value="8.99" calcext:value-type="float">
            <text:p>8.99</text:p>
          </table:table-cell>
          <table:table-cell table:formula="of:=ROUND(INDIRECT(&quot;R[0]C1&quot;; 0) * INDIRECT(&quot;R[0]C3&quot;; 0);2)" office:value-type="float" office:value="8.99" calcext:value-type="float">
            <text:p>8.99</text:p>
          </table:table-cell>
          <table:table-cell office:value-type="string" calcext:value-type="string">
            <text:p><text:a xlink:href="https://www.amazon.com/gp/product/B0CS6XJSSL" xlink:type="simple">https://www.amazon.com/gp/product/B0CS6XJSSL</text:a></text:p>
          </table:table-cell>
          <table:table-cell table:formula="of:=ROUND(INDIRECT(&quot;R[0]C4&quot;; 0)*1.06;2)+INDIRECT(&quot;R[-1]C7&quot;; 0)" office:value-type="float" office:value="60.79" calcext:value-type="float">
            <text:p>60.79</text:p>
          </table:table-cell>
          <table:table-cell table:formula="of:=ROUND(INDIRECT(&quot;R[0]C5&quot;; 0)*1.06;2)+INDIRECT(&quot;R[-1]C8&quot;; 0)" office:value-type="float" office:value="60.79" calcext:value-type="float">
            <text:p>60.7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35.3" calcext:value-type="float">
            <text:p>35.3</text:p>
          </table:table-cell>
          <table:table-cell table:formula="of:=ROUND(INDIRECT(&quot;R[0]C1&quot;; 0) * INDIRECT(&quot;R[0]C3&quot;; 0);2)" office:value-type="float" office:value="35.3" calcext:value-type="float">
            <text:p>35.3</text:p>
          </table:table-cell>
          <table:table-cell table:formula="of:=ROUND(INDIRECT(&quot;R[0]C1&quot;; 0) * INDIRECT(&quot;R[0]C3&quot;; 0);2)" office:value-type="float" office:value="35.3" calcext:value-type="float">
            <text:p>35.3</text:p>
          </table:table-cell>
          <table:table-cell office:value-type="string" calcext:value-type="string">
            <text:p><text:a xlink:href="https://www.jlcpcb/" xlink:type="simple">https://www.jlcpcb</text:a>.com</text:p>
          </table:table-cell>
          <table:table-cell table:formula="of:=ROUND(INDIRECT(&quot;R[0]C4&quot;; 0)*1.06;2)+INDIRECT(&quot;R[-1]C7&quot;; 0)" office:value-type="float" office:value="98.21" calcext:value-type="float">
            <text:p>98.21</text:p>
          </table:table-cell>
          <table:table-cell table:formula="of:=ROUND(INDIRECT(&quot;R[0]C5&quot;; 0)*1.06;2)+INDIRECT(&quot;R[-1]C8&quot;; 0)" office:value-type="float" office:value="98.21" calcext:value-type="float">
            <text:p>98.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cpcb price is cheaper then pcbway before shipping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98.21" calcext:value-type="float">
            <text:p>98.21</text:p>
          </table:table-cell>
          <table:table-cell table:formula="of:=ROUND(INDIRECT(&quot;R[0]C5&quot;; 0)*1.06;2)+INDIRECT(&quot;R[-1]C8&quot;; 0)" office:value-type="float" office:value="98.21" calcext:value-type="float">
            <text:p>98.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nt using printing legion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pping for PCB</text:p>
          </table:table-cell>
          <table:table-cell office:value-type="float" office:value="41.4" calcext:value-type="float">
            <text:p>41.4</text:p>
          </table:table-cell>
          <table:table-cell table:formula="of:=ROUND(INDIRECT(&quot;R[0]C1&quot;; 0) * INDIRECT(&quot;R[0]C3&quot;; 0);2)" office:value-type="float" office:value="41.4" calcext:value-type="float">
            <text:p>41.4</text:p>
          </table:table-cell>
          <table:table-cell table:formula="of:=ROUND(INDIRECT(&quot;R[0]C1&quot;; 0) * INDIRECT(&quot;R[0]C3&quot;; 0)-19.24;2)" office:value-type="float" office:value="22.16" calcext:value-type="float">
            <text:p>22.16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42.09" calcext:value-type="float">
            <text:p>142.09</text:p>
          </table:table-cell>
          <table:table-cell table:formula="of:=ROUND(INDIRECT(&quot;R[0]C5&quot;; 0)*1.06;2)+INDIRECT(&quot;R[-1]C8&quot;; 0)" office:value-type="float" office:value="121.7" calcext:value-type="float">
            <text:p>121.7</text:p>
          </table:table-cell>
          <table:table-cell/>
          <table:table-cell office:value-type="string" calcext:value-type="string">
            <text:p>First shipping cost is for DHL express second one is for GDL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key shipping and tarrifs</text:p>
          </table:table-cell>
          <table:table-cell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47.77" calcext:value-type="float">
            <text:p>147.77</text:p>
          </table:table-cell>
          <table:table-cell table:formula="of:=ROUND(INDIRECT(&quot;R[0]C5&quot;; 0)*1.06;2)+INDIRECT(&quot;R[-1]C8&quot;; 0)" office:value-type="float" office:value="127.38" calcext:value-type="float">
            <text:p>127.38</text:p>
          </table:table-cell>
          <table:table-cell/>
          <table:table-cell office:value-type="string" calcext:value-type="string">
            <text:p>±$5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fruit shipping</text:p>
          </table:table-cell>
          <table:table-cell office:value-type="float" office:value="5.72" calcext:value-type="float">
            <text:p>5.72</text:p>
          </table:table-cell>
          <table:table-cell table:formula="of:=ROUND(INDIRECT(&quot;R[0]C1&quot;; 0) * INDIRECT(&quot;R[0]C3&quot;; 0);2)" office:value-type="float" office:value="5.72" calcext:value-type="float">
            <text:p>5.72</text:p>
          </table:table-cell>
          <table:table-cell table:formula="of:=ROUND(INDIRECT(&quot;R[0]C1&quot;; 0) * INDIRECT(&quot;R[0]C3&quot;; 0);2)" office:value-type="float" office:value="5.72" calcext:value-type="float">
            <text:p>5.72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53.83" calcext:value-type="float">
            <text:p>153.83</text:p>
          </table:table-cell>
          <table:table-cell table:formula="of:=ROUND(INDIRECT(&quot;R[0]C5&quot;; 0)*1.06;2)+INDIRECT(&quot;R[-1]C8&quot;; 0)" office:value-type="float" office:value="133.44" calcext:value-type="float">
            <text:p>133.44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 shipping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53.83" calcext:value-type="float">
            <text:p>153.83</text:p>
          </table:table-cell>
          <table:table-cell table:formula="of:=ROUND(INDIRECT(&quot;R[0]C5&quot;; 0)*1.06;2)+INDIRECT(&quot;R[-1]C8&quot;; 0)" office:value-type="float" office:value="133.44" calcext:value-type="float">
            <text:p>133.44</text:p>
          </table:table-cell>
          <table:table-cell/>
          <table:table-cell office:value-type="string" calcext:value-type="string">
            <text:p>over min amount for free shipping/have a 30 trial of amazon prime</text:p>
          </table:table-cell>
          <table:table-cell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*Rounded to two decimal places</text:p>
          </table:table-cell>
          <table:table-cell table:number-columns-repeated="3"/>
          <table:table-cell table:style-name="Default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 style:data-style-name="N2" text:time-value="17:17:00.185365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1DT13H23M56S</meta:editing-duration>
    <meta:editing-cycles>34</meta:editing-cycles>
    <meta:generator>LibreOffice/26.2.0.3$Linux_X86_64 LibreOffice_project/afbbd0df0edb6d40b450b0337ac646b0913a760c</meta:generator>
    <dc:date>2026-03-07T16:45:38.821319053</dc:date>
    <meta:document-statistic meta:table-count="1" meta:cell-count="124" meta:object-count="0"/>
  </office:meta>
</office:document-meta>
</file>